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a36b0" officeooo:paragraph-rsid="000a36b0"/>
    </style:style>
    <style:style style:name="P2" style:family="paragraph" style:parent-style-name="Standard">
      <style:text-properties officeooo:rsid="000ed6d4" officeooo:paragraph-rsid="000ed6d4"/>
    </style:style>
    <style:style style:name="P3" style:family="paragraph" style:parent-style-name="Text_20_body" style:list-style-name="L1"/>
    <style:style style:name="P4" style:family="paragraph" style:parent-style-name="Text_20_body">
      <style:text-properties officeooo:rsid="000a36b0" officeooo:paragraph-rsid="000a36b0"/>
    </style:style>
    <style:style style:name="P5" style:family="paragraph" style:parent-style-name="Text_20_body">
      <style:text-properties officeooo:paragraph-rsid="000a36b0"/>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text-properties officeooo:paragraph-rsid="000b47f7"/>
    </style:style>
    <style:style style:name="P12" style:family="paragraph" style:parent-style-name="Text_20_body" style:list-style-name="L8">
      <style:text-properties officeooo:paragraph-rsid="000b839d"/>
    </style:style>
    <style:style style:name="P13" style:family="paragraph" style:parent-style-name="Text_20_body" style:list-style-name="L8">
      <style:text-properties officeooo:paragraph-rsid="000ca463"/>
    </style:style>
    <style:style style:name="P14" style:family="paragraph" style:parent-style-name="Text_20_body" style:list-style-name="L8">
      <style:text-properties officeooo:paragraph-rsid="000d5152"/>
    </style:style>
    <style:style style:name="P15" style:family="paragraph" style:parent-style-name="Text_20_body">
      <style:text-properties officeooo:rsid="000b47f7" officeooo:paragraph-rsid="000b47f7"/>
    </style:style>
    <style:style style:name="P16" style:family="paragraph" style:parent-style-name="Text_20_body" style:list-style-name="L8">
      <style:text-properties officeooo:rsid="000d5152" officeooo:paragraph-rsid="000d5152"/>
    </style:style>
    <style:style style:name="P17" style:family="paragraph" style:parent-style-name="Text_20_body">
      <style:text-properties officeooo:rsid="000ed6d4" officeooo:paragraph-rsid="000ed6d4"/>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paragraph-properties fo:margin-top="0cm" fo:margin-bottom="0cm" style:contextual-spacing="false"/>
    </style:style>
    <style:style style:name="P23" style:family="paragraph" style:parent-style-name="Heading_20_3">
      <style:text-properties officeooo:rsid="000a36b0" officeooo:paragraph-rsid="000a36b0"/>
    </style:style>
    <style:style style:name="T1" style:family="text">
      <style:text-properties officeooo:rsid="000a36b0"/>
    </style:style>
    <style:style style:name="T2" style:family="text">
      <style:text-properties fo:font-weight="bold"/>
    </style:style>
    <style:style style:name="T3" style:family="text">
      <style:text-properties officeooo:rsid="000b839d"/>
    </style:style>
    <style:style style:name="T4" style:family="text">
      <style:text-properties officeooo:rsid="000ca463"/>
    </style:style>
    <style:style style:name="T5" style:family="text">
      <style:text-properties officeooo:rsid="000d5152"/>
    </style:style>
    <style:style style:name="T6"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ES:</text:p>
      <text:p text:style-name="P2"/>
      <text:p text:style-name="P2">Advanced Encryption Standard</text:p>
      <text:p text:style-name="P2"/>
      <text:p text:style-name="P2">what is th technique?:</text:p>
      <text:p text:style-name="P17"/>
      <text:p text:style-name="P17">AES is based on a design principle known as a <text:a xlink:type="simple" xlink:href="http://en.wikipedia.org/wiki/Substitution-permutation_network">substitution-permutation</text:a> network, and is fast in both software and hardware.<text:bookmark text:name="cite_ref-8"/><text:a xlink:type="simple" xlink:href="http://en.wikipedia.org/wiki/Advanced_Encryption_Standard#cite_note-8">[8]</text:a> Unlike its predecessor DES, AES does not use a <text:a xlink:type="simple" xlink:href="http://en.wikipedia.org/wiki/Feistel_network">Feistel network</text:a>. AES is a variant of Rijndael which has a fixed <text:a xlink:type="simple" xlink:href="http://en.wikipedia.org/wiki/Block_size_%28cryptography%29">block size</text:a> of 128 <text:a xlink:type="simple" xlink:href="http://en.wikipedia.org/wiki/Bit">bits</text:a>, and a <text:a xlink:type="simple" xlink:href="http://en.wikipedia.org/wiki/Key_size">key size</text:a> of 128, 192, or 256 bits. By contrast, the Rijndael specification <text:span text:style-name="T6">per se</text:span> is specified with block and key sizes that may be any multiple of 32 bits, both with a minimum of 128 and a maximum of 256 bits.</text:p>
      <text:p text:style-name="Text_20_body">AES operates on a 4×4 <text:a xlink:type="simple" xlink:href="http://en.wikipedia.org/wiki/Column-major_order">column-major order</text:a> matrix of bytes, termed the <text:span text:style-name="T6">state</text:span>, although some versions of Rijndael have a larger block size and have additional columns in the state. Most AES calculations are done in a special <text:a xlink:type="simple" xlink:href="http://en.wikipedia.org/wiki/Finite_field_arithmetic">finite field</text:a>.</text:p>
      <text:p text:style-name="Text_20_body">The key size used for an AES cipher specifies the number of repetitions of transformation rounds that convert the input, called the plaintext, into the final output, called the ciphertext. The number of cycles of repetition are as follows:</text:p>
      <text:list xml:id="list6105552391425037100" text:style-name="L9">
        <text:list-item>
          <text:p text:style-name="P21">10 cycles of repetition for 128-bit keys. </text:p>
        </text:list-item>
        <text:list-item>
          <text:p text:style-name="P21">12 cycles of repetition for 192-bit keys. </text:p>
        </text:list-item>
        <text:list-item>
          <text:p text:style-name="P18">14 cycles of repetition for 256-bit keys. </text:p>
        </text:list-item>
      </text:list>
      <text:p text:style-name="Text_20_body">Each round consists of several processing steps, each containing four similar but different stages, including one that depends on the encryption key itself. A set of reverse rounds are applied to transform ciphertext back into the original plaintext using the same encryption key.</text:p>
      <text:p text:style-name="P2"/>
      <text:p text:style-name="P1"/>
      <text:h text:style-name="P23" text:outline-level="3"><text:bookmark text:name="High-level_description_of_the_algorithm"/>High-level description of the algorithm</text:h>
      <text:list xml:id="list3116208739468630206" text:style-name="L10">
        <text:list-item>
          <text:p text:style-name="P22">KeyExpansion—round keys are derived from the cipher key using <text:a xlink:type="simple" xlink:href="http://en.wikipedia.org/wiki/Rijndael_key_schedule">Rijndael's key schedule</text:a>. AES requires a separate 128-bit round key block for each round plus one more. </text:p>
        </text:list-item>
        <text:list-item>
          <text:p text:style-name="P22">InitialRound </text:p>
          <text:list>
            <text:list-item>
              <text:p text:style-name="P22"><text:span text:style-name="Teletype">AddRoundKey</text:span>—each byte of the state is combined with a block of the round key using bitwise xor. </text:p>
            </text:list-item>
          </text:list>
        </text:list-item>
        <text:list-item>
          <text:p text:style-name="P22">Rounds </text:p>
          <text:list>
            <text:list-item>
              <text:p text:style-name="P22"><text:span text:style-name="Teletype">SubBytes</text:span>—a non-linear substitution step where each byte is replaced with another according to a <text:a xlink:type="simple" xlink:href="http://en.wikipedia.org/wiki/Rijndael_S-box">lookup table</text:a>. </text:p>
            </text:list-item>
            <text:list-item>
              <text:p text:style-name="P22"><text:span text:style-name="Teletype">ShiftRows</text:span>—a transposition step where the last three rows of the state are shifted cyclically a certain number of steps. </text:p>
            </text:list-item>
            <text:list-item>
              <text:p text:style-name="P22"><text:span text:style-name="Teletype">MixColumns</text:span>—a mixing operation which operates on the columns of the state, combining the four bytes in each column. </text:p>
            </text:list-item>
            <text:list-item>
              <text:p text:style-name="P22"><text:span text:style-name="Teletype">AddRoundKey</text:span> </text:p>
            </text:list-item>
          </text:list>
        </text:list-item>
        <text:list-item>
          <text:p text:style-name="P22">Final Round (no <text:span text:style-name="Teletype">MixColumns</text:span>) </text:p>
          <text:list>
            <text:list-item>
              <text:p text:style-name="P22"><text:span text:style-name="Teletype">SubBytes</text:span> </text:p>
            </text:list-item>
            <text:list-item>
              <text:p text:style-name="P22"><text:span text:style-name="Teletype">ShiftRows</text:span> </text:p>
            </text:list-item>
            <text:list-item>
              <text:p text:style-name="P19"><text:span text:style-name="Teletype">AddRoundKey</text:span>. </text:p>
            </text:list-item>
          </text:list>
        </text:list-item>
      </text:list>
      <text:p text:style-name="Text_20_body"><text:bookmark text:name="The_SubBytes_step"/></text:p>
      <text:p text:style-name="P1"/>
      <text:p text:style-name="P1"><text:soft-page-break/></text:p>
      <text:p text:style-name="P1"/>
      <text:p text:style-name="P1"/>
      <text:p text:style-name="P1">Urls :</text:p>
      <text:p text:style-name="P1">1.http://security.stackexchange.com/questions/29375/is-7-zips-aes-encryption-just-as-secure-as-truecrypts-version</text:p>
      <text:p text:style-name="P1"/>
      <text:p text:style-name="P1"/>
      <text:p text:style-name="P1"/>
      <text:p text:style-name="P1">Encryption techniques</text:p>
      <text:p text:style-name="P1"/>
      <text:p text:style-name="P1">1.7 zip</text:p>
      <text:p text:style-name="P1">2.Boxcrypt</text:p>
      <text:p text:style-name="P1">3.Truecrypt</text:p>
      <text:p text:style-name="P1">4.AES</text:p>
      <text:p text:style-name="P1"/>
      <text:p text:style-name="P1"/>
      <text:p text:style-name="P1"/>
      <text:p text:style-name="P1">7 zip</text:p>
      <text:p text:style-name="P1"/>
      <text:p text:style-name="P1">http://www.7-zip.org/7z.html</text:p>
      <text:p text:style-name="P1"/>
      <text:p text:style-name="P1">-archive format</text:p>
      <text:p text:style-name="P1">-strong features</text:p>
      <text:p text:style-name="P1"><text:s/></text:p>
      <text:p text:style-name="P4"><text:tab/>Open architecture </text:p>
      <text:list xml:id="list3354788166488128354" text:style-name="L1">
        <text:list-item>
          <text:p text:style-name="P20">High compression ratio </text:p>
        </text:list-item>
        <text:list-item>
          <text:p text:style-name="P20">Strong AES-256 encryption </text:p>
        </text:list-item>
        <text:list-item>
          <text:p text:style-name="P20">Ability of using any compression, conversion or encryption method </text:p>
        </text:list-item>
        <text:list-item>
          <text:p text:style-name="P20">Supporting files with sizes up to 16000000000 GB </text:p>
        </text:list-item>
        <text:list-item>
          <text:p text:style-name="P20">Unicode file names </text:p>
        </text:list-item>
        <text:list-item>
          <text:p text:style-name="P20">Solid compressing </text:p>
        </text:list-item>
        <text:list-item>
          <text:p text:style-name="P3">Archive headers compressing </text:p>
        </text:list-item>
      </text:list>
      <text:p text:style-name="P5"><text:s text:c="5"/><text:span text:style-name="T1">It supports the encryption techniques LZMA(compression algorithms),</text:span></text:p>
      <text:p text:style-name="P5"><text:span text:style-name="T1">LZMA2,PPMD,BCJ,BCJ2 etc</text:span></text:p>
      <text:p text:style-name="Text_20_body"/>
      <text:p text:style-name="P4">supports encryption AES-256 algorithm.</text:p>
      <text:p text:style-name="P4"/>
      <text:p text:style-name="P4"/>
      <text:p text:style-name="P4">Comparison between truecrpt and 7zip</text:p>
      <text:p text:style-name="P4"/>
      <text:p text:style-name="P4">1.Truecrypt implements a modified counter mode called XTS. It's pretty well vetted and has withstood some serious abuse from some powerful attackers (such as the US Government).</text:p>
      <text:p text:style-name="P5"><text:span text:style-name="T1">2.</text:span>Truecrypt uses PBKDF2 to turn your password into an encryption key. It's difficult to come up with a better alternative than that. p7zip uses a salted SHA256 hash repeated over a configurable number of iterations. PBKDF2 is a bit more configurable, but 7-zip's alternative is functionally similar and arguably reaches the same goals.</text:p>
      <text:p text:style-name="P5"><text:soft-page-break/><text:span text:style-name="T1">3.</text:span>TrueCrypt's code has been poured over by cryptographers and carefully examined for implementation mistakes. 7-zip's has not (at least not to the same degree). This means that there is a <text:span text:style-name="Emphasis">higher probability</text:span> that 7-zip's code contains some sort of mistake that could allow for some sort of as-yet-unknown attack. That's not to say that such a mistake exists, and that's not to say that such a mistake couldn't be found in TrueCrypt instead. But the this is a matter of probability, not certainty. </text:p>
      <text:p text:style-name="P5"/>
      <text:p text:style-name="P5"/>
      <text:p text:style-name="P5"><text:span text:style-name="T1">True Crypt.</text:span></text:p>
      <text:p text:style-name="P5"/>
      <text:p text:style-name="P15">http://www.truecrypt.org/docs/</text:p>
      <text:p text:style-name="P5"/>
      <text:p text:style-name="P5">Creates a <text:span text:style-name="T2">virtual encrypted disk</text:span> within a file and mounts it as a real disk. </text:p>
      <text:list xml:id="list8066283274607692817" text:style-name="L3">
        <text:list-item>
          <text:p text:style-name="P6">Encrypts an <text:span text:style-name="T2">entire partition or storage device</text:span> such as USB flash drive or hard drive.</text:p>
        </text:list-item>
      </text:list>
      <text:list xml:id="list4458200349916388895" text:style-name="L4">
        <text:list-item>
          <text:p text:style-name="P7">Encrypts a <text:span text:style-name="T2">partition or drive where Windows is installed</text:span> (<text:a xlink:type="simple" xlink:href="http://www.truecrypt.org/docs/system-encryption">pre-boot authentication</text:a>).</text:p>
        </text:list-item>
      </text:list>
      <text:list xml:id="list2222419230071701908" text:style-name="L5">
        <text:list-item>
          <text:p text:style-name="P8">Encryption is <text:a xlink:type="simple" xlink:href="http://www.truecrypt.org/docs/"><text:span text:style-name="T2">automatic</text:span></text:a><text:a xlink:type="simple" xlink:href="http://www.truecrypt.org/docs/">, </text:a><text:a xlink:type="simple" xlink:href="http://www.truecrypt.org/docs/"><text:span text:style-name="T2">real-time</text:span></text:a><text:a xlink:type="simple" xlink:href="http://www.truecrypt.org/docs/"> (on-the-fly) and </text:a><text:a xlink:type="simple" xlink:href="http://www.truecrypt.org/docs/"><text:span text:style-name="T2">transparent</text:span></text:a>.</text:p>
        </text:list-item>
      </text:list>
      <text:list xml:id="list8899496283783320857" text:style-name="L6">
        <text:list-item>
          <text:p text:style-name="P9"><text:a xlink:type="simple" xlink:href="http://www.truecrypt.org/docs/parallelization">Parallelization</text:a> and <text:a xlink:type="simple" xlink:href="http://www.truecrypt.org/docs/pipelining">pipelining</text:a> allow data to be read and written as fast as if the drive was not encrypted.</text:p>
        </text:list-item>
      </text:list>
      <text:list xml:id="list5281971701083577900" text:style-name="L7">
        <text:list-item>
          <text:p text:style-name="P10">Encryption can be <text:a xlink:type="simple" xlink:href="http://www.truecrypt.org/docs/hardware-acceleration">hardware-accelerated</text:a> on modern processors.</text:p>
        </text:list-item>
      </text:list>
      <text:list xml:id="list4290720597714745725" text:style-name="L8">
        <text:list-item>
          <text:p text:style-name="P11">Provides <text:a xlink:type="simple" xlink:href="http://www.truecrypt.org/docs/plausible-deniability"><text:span text:style-name="T2">plausible deniability</text:span></text:a>, in case an adversary forces you to reveal the password:<text:line-break/><text:line-break/><text:a xlink:type="simple" xlink:href="http://www.truecrypt.org/hiddenvolume"><text:span text:style-name="T2">Hidden volume</text:span></text:a> (steganography) and <text:a xlink:type="simple" xlink:href="http://www.truecrypt.org/docs/hidden-operating-system"><text:span text:style-name="T2">hidden operating system</text:span></text:a>.</text:p>
        </text:list-item>
        <text:list-item>
          <text:p text:style-name="P11"/>
        </text:list-item>
        <text:list-item>
          <text:p text:style-name="P11">There are no extra memory (RAM) requirements for TrueCrypt</text:p>
        </text:list-item>
        <text:list-item>
          <text:p text:style-name="P11"/>
        </text:list-item>
        <text:list-item>
          <text:p text:style-name="P12">Note that TrueCrypt never saves any decrypted data to a disk – it only stores them temporarily in RAM (memory). Even when the volume is mounted, data stored in the volume is still encrypted. When you restart Windows or turn off your computer, the volume will be dismounted and files stored in it will be inaccessible (and encrypted). Even when power supply is suddenly interrupted (without proper system shut down), files stored in the volume are inaccessible (and encrypted). To make them accessible again, you have to mount the volume (and provide the correct password and/or keyfile)</text:p>
        </text:list-item>
        <text:list-item>
          <text:p text:style-name="P12"/>
        </text:list-item>
        <text:list-item>
          <text:p text:style-name="P13"><text:span text:style-name="T3">Algorithms – AES ,Two fish,cascades,serpent</text:span></text:p>
        </text:list-item>
        <text:list-item>
          <text:p text:style-name="P14"><text:span text:style-name="T4">Hash algorithms – SHA-512, RIPEMD-180,Whirlpool</text:span></text:p>
        </text:list-item>
        <text:list-item>
          <text:p text:style-name="P14"/>
          <text:p text:style-name="P14"/>
          <text:p text:style-name="P14"/>
          <text:p text:style-name="P14"><text:span text:style-name="T5">BOX CRYPT:</text:span></text:p>
          <text:p text:style-name="P14"><text:span text:style-name="T5"><text:s/><text:tab/>not free</text:span></text:p>
        </text:list-item>
        <text:list-item>
          <text:p text:style-name="P14"><text:span text:style-name="T5">free version – only features – AES -256 and RSA encryption,secure file sharing for apps</text:span></text:p>
        </text:list-item>
        <text:list-item>
          <text:p text:style-name="P16"><text:soft-page-break/>not for groups , filename encryption and such required features not available.</text:p>
        </text:list-item>
        <text:list-item>
          <text:p text:style-name="P16">Boxcryptor creates a virtual drive on your computer that allows you to encrypt your files locally before uploading them to your cloud or clouds of choice. It encrypts individual files - and does not create containers. Any file dropped into an encrypted folder within the Boxcryptor drive will get automatically encrypted before it is synced to the cloud. To protect your files, Boxcryptor uses the <text:a xlink:type="simple" xlink:href="https://www.boxcryptor.com/en/aes-and-rsa-encryption" office:target-frame-name="_blank" xlink:show="new">AES-256 and RSA encryption algorithms</text:a>.</text:p>
        </text:list-item>
        <text:list-item>
          <text:p text:style-name="P16">Needed for cloud storage mainly.</text:p>
        </text:list-item>
      </text:list>
      <text:p text:style-name="P17"><text:a xlink:type="simple" xlink:href="http://www.financialramblings.com/archives/boxcryptor-vs-truecrypt-securing-data-in-the-cloud/">http://www.financialramblings.com/archives/boxcryptor-vs-truecrypt-securing-data-in-the-cloud/</text:a></text:p>
      <text:p text:style-name="P17"/>
      <text:p text:style-name="P17">comparison between truecrypt and boxcrypt</text:p>
      <text:p text:style-name="P17"/>
      <text:p text:style-name="P17">One of the big strengths of TrueCrypt is that it’s open source. Thus, the inner workings have been scrutinized in great detail. In contrast, BoxCryptor is <text:span text:style-name="T6">not</text:span> open source, so you’re trusting the abilities (and intentions, I guess) of the developers.</text:p>
      <text:p text:style-name="Text_20_body">TrueCrypt also gives you more control over the encryption methodology and the ability to do things like create hidden volumes. While I can see the utility of these things, they’re not particularly important to me.</text:p>
      <text:p text:style-name="Text_20_body">The primary downside of TrueCrypt relates to usability. In short, BoxCryptor is <text:span text:style-name="T6">far</text:span> more user-friendly. And that, to me, is incredibly important. If something’s clunky enough that I don’t like using it, then it’s not nearly as useful.</text:p>
      <text:p text:style-name="Text_20_body">Another difference is that BoxCryptor stores your encrypted files individually (inside the BoxCryptor folder/package), whereas TrueCrypt stores everything in a single, encrypted container. Thus, although TrueCrypt takes steps to ensure data integrity, there is (arguably, at least) a greater risk of <text:a xlink:type="simple" xlink:href="http://www.financialramblings.com/archives/protecting-against-truecrypt-archive-corruption-and-data-loss/">data loss with TrueCrypt</text:a>.</text:p>
      <text:p text:style-name="Text_20_body">This file-based vs. all-in-one storage has another potentially important effect. With BoxCryptor, your changes occur incrementally. Add a file and it gets encrypted and uploaded in real time. With TrueCrypt, your changes are only committed when you finish your work and close the container.</text:p>
      <text:p text:style-name="Text_20_body">Oh, and with TrueCrypt, you have to decide on the size of your container in advance. This means that you have to anticipate your future needs and make it large enough to accommodate any files you might want to add down the line. This isn’t a concern with BoxCryptor, as the folder grows/shrinks with its contents.</text:p>
      <text:p text:style-name="Text_20_body">Finally, mobile access… Yes, there are iOS and Android apps that let you access TrueCrypt containers on the go, but they’re a bit clunky. Also, data transfer could (?) become an issue since you’re dealing with the entire container at once.</text:p>
      <text:p text:style-name="P17"/>
      <text:list xml:id="list205422278731431" text:continue-numbering="true" text:style-name="L8">
        <text:list-header>
          <text:p text:style-name="P14"><text:span text:style-name="T5"><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shnu </meta:initial-creator>
    <meta:creation-date>2014-05-20T15:28:23.117945777</meta:creation-date>
    <dc:date>2014-05-20T20:54:22.038517042</dc:date>
    <dc:creator>vishnu </dc:creator>
    <meta:editing-duration>PT5H10M46S</meta:editing-duration>
    <meta:editing-cycles>5</meta:editing-cycles>
    <meta:generator>LibreOffice/4.1.3.2$Linux_X86_64 LibreOffice_project/410m0$Build-2</meta:generator>
    <meta:document-statistic meta:table-count="0" meta:image-count="0" meta:object-count="0" meta:page-count="4" meta:paragraph-count="85" meta:word-count="1253" meta:character-count="7918" meta:non-whitespace-character-count="6751"/>
  </office:meta>
</office:document-meta>
</file>